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A shleigh White </text:span></text:p>
      <text:p text:style-name="P1"><text:span text:style-name="T1">Unit 4: Child health</text:span></text:p>
      <text:p text:style-name="P1"><text:span text:style-name="T1">1.1 Describe signs and symptoms of common childhood illnesses.</text:span></text:p>
      <text:p text:style-name="P1"><text:span text:style-name="T1">1.2 Identify treatments for common childhood illnesses.</text:span></text:p>
      <text:p text:style-name="P1"><text:span text:style-name="T1">The first common childhood illness that I am going to talk about is chicken pox, chicken pox only occurs in children that are still developing however if an adult was to get the chicken pox then it could harm them . The signs of chicken pox is spots and rashes appearing on the child's belly, behind the ears and under their arms. This is because they are areas that gets hot and easily irritated, this is a sign because the pracitioner can see when something is wrong with the child. A symptom of chicken pox is a temperature and the child will start to feel very unwell; like if they are coming down with the common cold. Chicken pox are very highly contagious and the itching can be soothed with some calmamine lotion, however there is no specific treatment. A child should have an exclusion period of 5 days and that is from when the rash appears as this is to make sure that the child doesn't spread it to other children. </text:span></text:p>
      <text:p text:style-name="P1"><text:span text:style-name="T1">Another common child illness is the common cold, the common cold doesn't have that many signs but however there are loads of symptoms for the cold, one of them being that the child might be complaining of having a headache or may appear to be tired or weak. They may also have a runny nose and a bad cough, again, there is no set cure for the common cold but the practitioner needs to make sure that they have plenty of fluids as to make sure that they don't become dehydrated. </text:span></text:p>
      <text:p text:style-name="P1"><text:span text:style-name="T1">A child will also be in danger in getting the mumps and this is when they child's glands swell and makes it very uncomfortable for them to swallow any foods, the practitoner needs to make sure that they are having foods that are easy to swallow and also making sure that they have plenty of fluids as to make sure that they are getting the right amount for them. The child will also start to have headaches and their joints will start to hurt, meaning that they can't move around as easily. There is a exculsion time of 5 days from the start of the illness and they need to make sure that they are having pleanty of calpol to help them with the illness and to take away the pain. </text:span></text:p>
      <text:p text:style-name="P1"><text:span text:style-name="T1"><text:s/>Children are also septible to hand, foot and mouth. The sign of hand,foot and mouth is that there would be a rash on their mouth/belly and on the bottom of their feet. They would also have a sour throat and would not want to eat anything that the setting gives them; they also need to make sure that they have plenty of fluids however there is no exclusion period for the child. Again for this illness there is no cure, the child needs to make sure that they are having loads of rest so that they are able to recharge and let their body health itself. </text:span></text:p>
      <text:p text:style-name="P1"><text:span text:style-name="T1">Whooping cough is also very likely to be caught in children, however if a child uner 1 year old catches it they need to be administered into hospital as this could be very dangerous to them. The symptoms of whooping cough is intents coughing and a lot of phelgm is bought up whilse they are doing it, there is also a chance that they vomit after this. There are also many other symptoms that are cold like (i.e. headache, tiredness,weak). When the parents/carers take them to the doctor they will prescribe the child with some anti biotics that should help them fight the infection. The exclusion period for whooping cough is 5 days from the start of anti biotics or 21 days if there hasn't been any anti biotics prescribed. </text:span></text:p>
      <text:p text:style-name="P1"><text:span text:style-name="T2"/></text:p>
      <text:p text:style-name="P1"><text:span text:style-name="T2"/></text:p>
      <text:p text:style-name="P1"><text:span text:style-name="T2"/></text:p>
      <text:p text:style-name="P1"><text:span text:style-name="T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